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cab7" officeooo:paragraph-rsid="001acab7"/>
    </style:style>
    <style:style style:name="P2" style:family="paragraph" style:parent-style-name="Standard">
      <style:text-properties fo:font-weight="bold" officeooo:rsid="001acab7" officeooo:paragraph-rsid="001acab7" style:font-weight-asian="bold" style:font-weight-complex="bold"/>
    </style:style>
    <style:style style:name="P3" style:family="paragraph" style:parent-style-name="Standard">
      <style:text-properties fo:font-weight="bold" officeooo:rsid="001c93c8" officeooo:paragraph-rsid="001c93c8" style:font-weight-asian="bold" style:font-weight-complex="bold"/>
    </style:style>
    <style:style style:name="P4" style:family="paragraph" style:parent-style-name="Standard">
      <style:text-properties fo:font-weight="bold" officeooo:rsid="001f6b1c" officeooo:paragraph-rsid="001f6b1c" style:font-weight-asian="bold" style:font-weight-complex="bold"/>
    </style:style>
    <style:style style:name="P5" style:family="paragraph" style:parent-style-name="Standard">
      <style:text-properties fo:font-weight="normal" officeooo:rsid="001acab7" officeooo:paragraph-rsid="001acab7" style:font-weight-asian="normal" style:font-weight-complex="normal"/>
    </style:style>
    <style:style style:name="P6" style:family="paragraph" style:parent-style-name="Standard">
      <style:text-properties fo:font-weight="normal" officeooo:rsid="001c93c8" officeooo:paragraph-rsid="001c93c8" style:font-weight-asian="normal" style:font-weight-complex="normal"/>
    </style:style>
    <style:style style:name="P7" style:family="paragraph" style:parent-style-name="Standard">
      <style:text-properties fo:font-weight="normal" officeooo:rsid="001f6b1c" officeooo:paragraph-rsid="001f6b1c" style:font-weight-asian="normal" style:font-weight-complex="normal"/>
    </style:style>
    <style:style style:name="P8" style:family="paragraph" style:parent-style-name="Standard">
      <style:text-properties fo:font-weight="normal" officeooo:rsid="001acab7" officeooo:paragraph-rsid="001acab7" style:font-weight-asian="normal" style:font-weight-complex="normal"/>
    </style:style>
    <style:style style:name="P9" style:family="paragraph" style:parent-style-name="Standard">
      <style:text-properties fo:font-weight="normal" officeooo:rsid="001f6b1c" officeooo:paragraph-rsid="001f6b1c" style:font-weight-asian="normal" style:font-weight-complex="normal"/>
    </style:style>
    <style:style style:name="P10" style:family="paragraph" style:parent-style-name="Standard">
      <style:text-properties fo:font-style="normal" fo:font-weight="normal" officeooo:rsid="001f6b1c" officeooo:paragraph-rsid="001f6b1c" style:font-style-asian="normal" style:font-weight-asian="normal" style:font-style-complex="normal" style:font-weight-complex="normal"/>
    </style:style>
    <style:style style:name="P11" style:family="paragraph" style:parent-style-name="Standard">
      <style:text-properties fo:font-style="normal" fo:font-weight="normal" officeooo:rsid="001e1eb3" officeooo:paragraph-rsid="001c93c8" style:font-style-asian="normal" style:font-weight-asian="normal" style:font-style-complex="normal" style:font-weight-complex="normal"/>
    </style:style>
    <style:style style:name="P12" style:family="paragraph" style:parent-style-name="Standard">
      <style:text-properties fo:font-style="normal" fo:font-weight="normal" officeooo:rsid="001e1eb3" officeooo:paragraph-rsid="001e1eb3" style:font-style-asian="normal" style:font-weight-asian="normal" style:font-style-complex="normal" style:font-weight-complex="normal"/>
    </style:style>
    <style:style style:name="P13" style:family="paragraph" style:parent-style-name="Standard">
      <style:text-properties fo:font-style="normal" fo:font-weight="normal" officeooo:rsid="00204f57" officeooo:paragraph-rsid="00204f57" style:font-style-asian="normal" style:font-weight-asian="normal" style:font-style-complex="normal" style:font-weight-complex="normal"/>
    </style:style>
    <style:style style:name="P14" style:family="paragraph" style:parent-style-name="Standard">
      <style:text-properties fo:font-style="normal" fo:font-weight="bold" officeooo:rsid="00204f57" officeooo:paragraph-rsid="00204f57" style:font-style-asian="normal" style:font-weight-asian="bold" style:font-style-complex="normal" style:font-weight-complex="bold"/>
    </style:style>
    <style:style style:name="P15" style:family="paragraph" style:parent-style-name="Standard">
      <style:text-properties officeooo:paragraph-rsid="001acab7"/>
    </style:style>
    <style:style style:name="T1" style:family="text">
      <style:text-properties fo:font-weight="normal" style:font-weight-asian="normal" style:font-weight-complex="normal"/>
    </style:style>
    <style:style style:name="T2" style:family="text">
      <style:text-properties fo:font-weight="normal" officeooo:rsid="001acab7" style:font-weight-asian="normal" style:font-weight-complex="normal"/>
    </style:style>
    <style:style style:name="T3" style:family="text">
      <style:text-properties fo:font-weight="normal" officeooo:rsid="0023df5d" style:font-weight-asian="normal" style:font-weight-complex="normal"/>
    </style:style>
    <style:style style:name="T4" style:family="text">
      <style:text-properties officeooo:rsid="001c93c8"/>
    </style:style>
    <style:style style:name="T5" style:family="text">
      <style:text-properties officeooo:rsid="001e1eb3"/>
    </style:style>
    <style:style style:name="T6" style:family="text">
      <style:text-properties fo:font-style="italic" style:font-style-asian="italic" style:font-style-complex="italic"/>
    </style:style>
    <style:style style:name="T7" style:family="text">
      <style:text-properties fo:font-style="italic" officeooo:rsid="001e1eb3"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e1eb3" style:font-style-asian="normal" style:font-style-complex="normal"/>
    </style:style>
    <style:style style:name="T10" style:family="text">
      <style:text-properties officeooo:rsid="0023df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ork History</text:p>
      <text:p text:style-name="P1"/>
      <text:p text:style-name="P2">BC Web</text:p>
      <text:p text:style-name="P5">My first web job was at a company called BC Web, based in Smithers, BC, Canada. I had the chance to work on a wide variety of projects here, including brochures, posters, websites, business cards, and more. There was also an in-house internet cafe that we ran, and apple computer sales. Most of our clients were from across Northern BC. We did websites for tourism businesses, local governments, community organizations, and more. It was a fantastic place to work. I was able to learn a tonne on the job.</text:p>
      <text:p text:style-name="P5"/>
      <text:p text:style-name="P15"><text:span text:style-name="T2">My work was mostly focused on graphic design. I was using Adobe and Macromedia tools for my designs, and then translating those designs onto the web. Our sites were coded and laid out using html tables. We would slice apart photoshop and/or illustrator designs, and the place them in table cells. Flash was in the picture, but generally reserved for clients with larger budgets and a desire for something, well. Flashy. At this point, I was not doing </text:span><text:span text:style-name="T3">much</text:span><text:span text:style-name="T2"> coding, </text:span><text:span text:style-name="T3">just HTML.</text:span></text:p>
      <text:p text:style-name="P5"/>
      <text:p text:style-name="P5">Around 2003 I began working remotely for BC Web in Victoria BC, and also began doing some freelance work. A year or two later, the company BC Web would split into two, with the web and design department of the business breaking off to become BC Designworks. I continued working for Designworks for a bit longer, before taking a break to return to school and do some travelling.</text:p>
      <text:p text:style-name="P5"/>
      <text:p text:style-name="P2">Best Buy Canada Ltd.</text:p>
      <text:p text:style-name="P5">After a short hiatus from tech work, I landed a contract position at Best Buy Canada CHQ in Burnaby BC, Canada. My initial task there was to help with a full translation of the site from English to French. Best Buy had recently aquired the Canadian electronics chain Futureshop, and was moving into the Canadian market with their Best Buy brand as well. As such, they needed a full French version of their site. The work mainly involved going through the entire site, department by department, and re-creating every graphic with french text. I gained a lot of experience here working within a larger team in a very large organization. I met some great colleagues there as well. </text:p>
      <text:p text:style-name="P5"/>
      <text:p text:style-name="P5">After the French conversion was complete, I continued on to work on a variety of other projects, including promotional websites, and weekly updates to the various departments and subpages of Bestbuy.ca. <text:span text:style-name="T4">Work was still primarily done with raw HTML and Photoshop. Flash was reserved and used for very specific promotions and areas of the site. </text:span></text:p>
      <text:p text:style-name="P5"/>
      <text:p text:style-name="P4">Learning to Code to make games</text:p>
      <text:p text:style-name="P7">Around this time, I decided to go full bore learning to code. I had always wanted to try my hand at making videogames. I picked up some books on coding in actionscript, and worked through them. I would say that this was the point where I truly learned to learn and teach myself things. The subject of programming is intimidating and difficult, and at first I felt many feelings of doubt and frustration. However, I was really driven forwards by my dreams of game making, and just decided that I would do my best to open my mind to what I was learning, and not worry if it didn’t all make sense. Piece by piece, I managed to put it all together and start making games.</text:p>
      <text:p text:style-name="P5"/>
      <text:p text:style-name="P2">Netfirms Inc.</text:p>
      <text:p text:style-name="P5">In 2005, life took me to central canada, and I experienced living in Toronto for the first time. I landed another position with a web hosting company called Netfirms. <text:span text:style-name="T4">Here I was a member of the marketing department, and as such was responsible not only for updating the company website, but also doing advertising design work. I would often show up to work and have to produce ads immediately for ad </text:span><text:soft-page-break/><text:span text:style-name="T4">space that had been aquired moments ago. Suffice to say, it was a fast paced enviroment. I also had the chance to do more print work here, designing magazine ads, training material, and other projects. </text:span></text:p>
      <text:p text:style-name="P5"/>
      <text:p text:style-name="P4">Dolphin Olympics</text:p>
      <text:p text:style-name="P7">Around this time, my game developing skills had reached a point where I felt like I could begin to start making my own original games. I started designing a game about ocean exploration. The player would guide a submarine into the ocean, and use it to research marine life. Successfully exploring and researching would result in research grant money, which would let you upgrade your sub, and then explore ever deeper. A classic game design loop! </text:p>
      <text:p text:style-name="P7"/>
      <text:p text:style-name="P7">Unfortunately, I was still not much of a programmer. I struggled very much trying to implement vary basic collision detection in my code. What I <text:span text:style-name="T6">did</text:span><text:span text:style-name="T8"> manage to figure out, was how to make the submarine accelarate and move. So one day, while banging my head against the wall trying to the the sub’s scanner to detect a nearby fish, I began just accelerating the sub as fast as I could, as a frustrated distraction. Then I thought...”Hey. Maybe it would be fun if I could jump the sub out of the water”. So I grabbed a sunset image off of the internet, pasted it into the game above the water, and added some code so that the sub could fly out of the water above the sunset. </text:span></text:p>
      <text:p text:style-name="P10"/>
      <text:p text:style-name="P10">This goofing around quickly struck me as completely awesome. I had the idea of changing the sub into a dolphin, and making the game all about doing tricks with it. I would call it Dolphin Olympics, and it ended up becoming very popular. </text:p>
      <text:p text:style-name="P5"/>
      <text:p text:style-name="P3">University of Guelph</text:p>
      <text:p text:style-name="P6">After Netfirms, I moved north out of Toronto to the city of Guelph to take a position as a Web Designer at the University of Guelph. This was another big shift in work environment for me. Leaving behind the intense pace of my previous job, I found myself building and supporting various website initiatives around the school. My responsibilities were more focused on working with other people and departments, and ensuring a high standard of web work whereever I could. There was also a strong drive here for web standards and accessibility. I was also tasked with maintaining a variety of legacy projects, in which I had to integrate older systems (Coldfusion, MS Access) with the website. This was an interesting challenge that I enjoyed very much.</text:p>
      <text:p text:style-name="P6"/>
      <text:p text:style-name="P6">Another major project I worked on was a virtual historical walking tour. I had to create the experience of exploring the campus online, but due to the accessibility standards of the school, was unable to use Flash or any other multimedia capabilities. This was an interesting challenge that helped push my CSS skills forwards.</text:p>
      <text:p text:style-name="P6"/>
      <text:p text:style-name="P3">Spark Design<text:span text:style-name="T1"> </text:span>Co.</text:p>
      <text:p text:style-name="P6">While working at the University, I was contacted by my previous employer, BC Designworks, and told that they had re-launched their business as Spark Design, and would I like a job? I decided to leave my job at the University and work for Spark. One of the main reasons I made the change was that I was excited about having some flexibility in my work schedule, so that I could move forward with my game dev part time. </text:p>
      <text:p text:style-name="P6"/>
      <text:p text:style-name="P6">Anyways, this was the beginning of what would become a 10 year stint at Spark. I began working on a variety of web projects. The web had moved on, and all our sites were now coded fully with CSS. Flash was on the way out, though it was still used here and there for some projects. My experience doing game development was useful here, as my programming skills allowed me to take on more complex work. </text:p>
      <text:p text:style-name="P6"><text:soft-page-break/></text:p>
      <text:p text:style-name="P6">We were also fully integrating all of our websites with content management systems. For the first little while we were using textpattern <text:span text:style-name="T5">CMS, and then migrated to Expression Engine, which we used right up until 2018. I did a lot of different projects here over those 10 years. On most projects, I handled everything </text:span><text:span text:style-name="T7">after</text:span><text:span text:style-name="T9"> the initial design work. I would receive a psd (or psds) of the site designs, along with a site plan, and then get to work building html/css templates, and then integrate them with the CMS back end. I would sometimes need to implement some back end features via PHP and/or MySQL. </text:span></text:p>
      <text:p text:style-name="P11"/>
      <text:p text:style-name="P12">As the iphone rose to prominence, we began doing full responsive designs of every site as well, which was another new, interesting challenge. As the number of different devices in the wild grew, so too did the flexibility of our designs. I am very proud of all the work I did over the years at Spark, and feel that we made a real impact providing solutions to a wide variety of businesses and individuals across BC. </text:p>
      <text:p text:style-name="P12"/>
      <text:p text:style-name="P14">Rawkins Games</text:p>
      <text:p text:style-name="P13">So while working at Spark, I was at the same time continuing to build games under the company name Rawkins Games. I continued to develop the Dolphin Olympics games, eventually porting them to mobile devices as “Dolphin Up”. I would later continue on to port the game to Steam and Wii U.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8T11:06:18.742159328</meta:creation-date>
    <dc:date>2022-04-30T06:48:50.606179935</dc:date>
    <meta:editing-duration>PT30M48S</meta:editing-duration>
    <meta:editing-cycles>5</meta:editing-cycles>
    <meta:generator>LibreOffice/6.4.7.2$Linux_X86_64 LibreOffice_project/40$Build-2</meta:generator>
    <meta:document-statistic meta:table-count="0" meta:image-count="0" meta:object-count="0" meta:page-count="3" meta:paragraph-count="26" meta:word-count="1486" meta:character-count="8346" meta:non-whitespace-character-count="6875"/>
  </office:meta>
</office:document-meta>
</file>